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618in"/>
    </style:style>
    <style:style style:name="co2" style:family="table-column">
      <style:table-column-properties fo:break-before="auto" style:column-width="0.4201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ffff66" fo:border-left="0.06pt solid #000000" fo:border-right="none" fo:border-top="none"/>
      <style:text-properties style:use-window-font-color="true"/>
    </style:style>
    <style:style style:name="ce5" style:family="table-cell" style:parent-style-name="Default">
      <style:table-cell-properties fo:border-bottom="0.06pt solid #000000" fo:background-color="#ffff66" fo:border-left="0.06pt solid #000000" fo:border-right="none" fo:border-top="none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0.06pt solid #000000" fo:background-color="#ffff66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ackground-color="#ffff66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21" table:default-cell-style-name="Default"/>
        <table:table-column table:style-name="co2" table:default-cell-style-name="ce10"/>
        <table:table-column table:style-name="co3" table:number-columns-repeated="7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0.0490972013402" calcext:value-type="float">
            <text:p>0.0490972013</text:p>
          </table:table-cell>
          <table:table-cell table:style-name="ce8" office:value-type="float" office:value="0.201363575849" calcext:value-type="float">
            <text:p>0.2013635758</text:p>
          </table:table-cell>
          <table:table-cell table:style-name="ce8" office:value-type="float" office:value="0.0333946807184" calcext:value-type="float">
            <text:p>0.0333946807</text:p>
          </table:table-cell>
          <table:table-cell table:style-name="ce8" office:value-type="float" office:value="0.099837669572" calcext:value-type="float">
            <text:p>0.0998376696</text:p>
          </table:table-cell>
          <table:table-cell table:style-name="ce8" office:value-type="float" office:value="-0.0790210365788" calcext:value-type="float">
            <text:p>-0.0790210366</text:p>
          </table:table-cell>
          <table:table-cell table:style-name="ce8" office:value-type="float" office:value="0.188660139871" calcext:value-type="float">
            <text:p>0.1886601399</text:p>
          </table:table-cell>
          <table:table-cell table:style-name="ce8" office:value-type="float" office:value="0.00712569582356" calcext:value-type="float">
            <text:p>0.0071256958</text:p>
          </table:table-cell>
          <table:table-cell table:style-name="ce8" office:value-type="float" office:value="0.109215821589" calcext:value-type="float">
            <text:p>0.1092158216</text:p>
          </table:table-cell>
          <table:table-cell table:style-name="ce8" office:value-type="float" office:value="-0.154986397986" calcext:value-type="float">
            <text:p>-0.154986398</text:p>
          </table:table-cell>
          <table:table-cell table:style-name="ce8" office:value-type="float" office:value="-0.222690363917" calcext:value-type="float">
            <text:p>-0.2226903639</text:p>
          </table:table-cell>
          <table:table-cell table:style-name="ce8" office:value-type="float" office:value="-0.0772307310155" calcext:value-type="float">
            <text:p>-0.077230731</text:p>
          </table:table-cell>
          <table:table-cell table:style-name="ce8" office:value-type="float" office:value="-0.291845817772" calcext:value-type="float">
            <text:p>-0.2918458178</text:p>
          </table:table-cell>
          <table:table-cell table:style-name="ce8" office:value-type="float" office:value="0.266363416394" calcext:value-type="float">
            <text:p>0.2663634164</text:p>
          </table:table-cell>
          <table:table-cell table:style-name="ce8" office:value-type="float" office:value="0.0800135132377" calcext:value-type="float">
            <text:p>0.0800135132</text:p>
          </table:table-cell>
          <table:table-cell table:style-name="ce8" office:value-type="float" office:value="-0.246354038618" calcext:value-type="float">
            <text:p>-0.2463540386</text:p>
          </table:table-cell>
          <table:table-cell table:style-name="ce8" office:value-type="float" office:value="-0.065874838866" calcext:value-type="float">
            <text:p>-0.0658748389</text:p>
          </table:table-cell>
          <table:table-cell table:style-name="ce8" office:value-type="float" office:value="-0.178636415473" calcext:value-type="float">
            <text:p>-0.1786364155</text:p>
          </table:table-cell>
          <table:table-cell table:style-name="ce8" office:value-type="float" office:value="0.0215810241282" calcext:value-type="float">
            <text:p>0.0215810241</text:p>
          </table:table-cell>
          <table:table-cell table:style-name="ce8" office:value-type="float" office:value="0.235710718431" calcext:value-type="float">
            <text:p>0.2357107184</text:p>
          </table:table-cell>
          <table:table-cell table:style-name="ce8" office:value-type="float" office:value="0.0871135855367" calcext:value-type="float">
            <text:p>0.0871135855</text:p>
          </table:table-cell>
          <table:table-cell table:style-name="ce8" office:value-type="float" office:value="0.174414140606" calcext:value-type="float">
            <text:p>0.1744141406</text:p>
          </table:table-cell>
          <table:table-cell table:style-name="ce8" office:value-type="float" office:value="0.031152641595" calcext:value-type="float">
            <text:p>0.0311526416</text:p>
          </table:table-cell>
          <table:table-cell table:style-name="ce12" office:value-type="float" office:value="-0.132733132687" calcext:value-type="float">
            <text:p>-0.1327331327</text:p>
          </table:table-cell>
          <table:table-cell table:number-columns-repeated="7"/>
        </table:table-row>
        <table:table-row table:style-name="ro1">
          <table:table-cell/>
          <table:table-cell table:style-name="ce4" table:formula="of:=[.B2]*[.B3]" office:value-type="float" office:value="0.3436804093814" calcext:value-type="float">
            <text:p>0.3436804094</text:p>
          </table:table-cell>
          <table:table-cell table:style-name="ce4" table:formula="of:=[.C2]*[.C3]" office:value-type="float" office:value="0.805454303396" calcext:value-type="float">
            <text:p>0.8054543034</text:p>
          </table:table-cell>
          <table:table-cell table:style-name="ce4" table:formula="of:=[.D2]*[.D3]" office:value-type="float" office:value="0.0667893614368" calcext:value-type="float">
            <text:p>0.0667893614</text:p>
          </table:table-cell>
          <table:table-cell table:style-name="ce4" table:formula="of:=[.E2]*[.E3]" office:value-type="float" office:value="0.49918834786" calcext:value-type="float">
            <text:p>0.4991883479</text:p>
          </table:table-cell>
          <table:table-cell table:style-name="ce4" table:formula="of:=[.F2]*[.F3]" office:value-type="float" office:value="-0.395105182894" calcext:value-type="float">
            <text:p>-0.3951051829</text:p>
          </table:table-cell>
          <table:table-cell table:style-name="ce4" table:formula="of:=[.G2]*[.G3]" office:value-type="float" office:value="0.188660139871" calcext:value-type="float">
            <text:p>0.1886601399</text:p>
          </table:table-cell>
          <table:table-cell table:style-name="ce4" table:formula="of:=[.H2]*[.H3]" office:value-type="float" office:value="0.02137708747068" calcext:value-type="float">
            <text:p>0.0213770875</text:p>
          </table:table-cell>
          <table:table-cell table:style-name="ce4" table:formula="of:=[.I2]*[.I3]" office:value-type="float" office:value="0.109215821589" calcext:value-type="float">
            <text:p>0.1092158216</text:p>
          </table:table-cell>
          <table:table-cell table:style-name="ce4" table:formula="of:=[.J2]*[.J3]" office:value-type="float" office:value="-0.929918387916" calcext:value-type="float">
            <text:p>-0.9299183879</text:p>
          </table:table-cell>
          <table:table-cell table:style-name="ce4" table:formula="of:=[.K2]*[.K3]" office:value-type="float" office:value="-0.668071091751" calcext:value-type="float">
            <text:p>-0.6680710918</text:p>
          </table:table-cell>
          <table:table-cell table:style-name="ce4" table:formula="of:=[.L2]*[.L3]" office:value-type="float" office:value="-0.308922924062" calcext:value-type="float">
            <text:p>-0.3089229241</text:p>
          </table:table-cell>
          <table:table-cell table:style-name="ce4" table:formula="of:=[.M2]*[.M3]" office:value-type="float" office:value="-1.751074906632" calcext:value-type="float">
            <text:p>-1.7510749066</text:p>
          </table:table-cell>
          <table:table-cell table:style-name="ce4" table:formula="of:=[.N2]*[.N3]" office:value-type="float" office:value="0.266363416394" calcext:value-type="float">
            <text:p>0.2663634164</text:p>
          </table:table-cell>
          <table:table-cell table:style-name="ce4" table:formula="of:=[.O2]*[.O3]" office:value-type="float" office:value="0.1600270264754" calcext:value-type="float">
            <text:p>0.1600270265</text:p>
          </table:table-cell>
          <table:table-cell table:style-name="ce4" table:formula="of:=[.P2]*[.P3]" office:value-type="float" office:value="-0.985416154472" calcext:value-type="float">
            <text:p>-0.9854161545</text:p>
          </table:table-cell>
          <table:table-cell table:style-name="ce4" table:formula="of:=[.Q2]*[.Q3]" office:value-type="float" office:value="-0.065874838866" calcext:value-type="float">
            <text:p>-0.0658748389</text:p>
          </table:table-cell>
          <table:table-cell table:style-name="ce4" table:formula="of:=[.R2]*[.R3]" office:value-type="float" office:value="-0.357272830946" calcext:value-type="float">
            <text:p>-0.3572728309</text:p>
          </table:table-cell>
          <table:table-cell table:style-name="ce4" table:formula="of:=[.S2]*[.S3]" office:value-type="float" office:value="0.0431620482564" calcext:value-type="float">
            <text:p>0.0431620483</text:p>
          </table:table-cell>
          <table:table-cell table:style-name="ce4" table:formula="of:=[.T2]*[.T3]" office:value-type="float" office:value="0.235710718431" calcext:value-type="float">
            <text:p>0.2357107184</text:p>
          </table:table-cell>
          <table:table-cell table:style-name="ce4" table:formula="of:=[.U2]*[.U3]" office:value-type="float" office:value="0.0871135855367" calcext:value-type="float">
            <text:p>0.0871135855</text:p>
          </table:table-cell>
          <table:table-cell table:style-name="ce4" table:formula="of:=[.V2]*[.V3]" office:value-type="float" office:value="0.348828281212" calcext:value-type="float">
            <text:p>0.3488282812</text:p>
          </table:table-cell>
          <table:table-cell table:style-name="ce4" table:formula="of:=[.W2]*[.W3]" office:value-type="float" office:value="0.031152641595" calcext:value-type="float">
            <text:p>0.0311526416</text:p>
          </table:table-cell>
          <table:table-cell table:style-name="ce4" table:formula="of:=[.X2]*[.X3]" office:value-type="float" office:value="-0.132733132687" calcext:value-type="float">
            <text:p>-0.1327331327</text:p>
          </table:table-cell>
          <table:table-cell table:formula="of:=SUM([.B4:.X4])" office:value-type="float" office:value="-2.38766626132062" calcext:value-type="float">
            <text:p>-2.38766626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float" office:value="136" calcext:value-type="float">
            <text:p>136</text:p>
          </table:table-cell>
          <table:table-cell table:style-name="ce7"/>
          <table:table-cell table:number-columns-repeated="8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1"/>
          <table:table-cell table:number-columns-repeated="7"/>
        </table:table-row>
        <table:table-row table:style-name="ro1">
          <table:table-cell/>
          <table:table-cell table:style-name="ce3" office:value-type="float" office:value="-0.16833546075" calcext:value-type="float">
            <text:p>-0.1683354608</text:p>
          </table:table-cell>
          <table:table-cell table:style-name="ce8" office:value-type="float" office:value="0.00664930290608" calcext:value-type="float">
            <text:p>0.0066493029</text:p>
          </table:table-cell>
          <table:table-cell table:style-name="ce8" office:value-type="float" office:value="0.427382078568" calcext:value-type="float">
            <text:p>0.4273820786</text:p>
          </table:table-cell>
          <table:table-cell table:style-name="ce8" office:value-type="float" office:value="0.0712617502762" calcext:value-type="float">
            <text:p>0.0712617503</text:p>
          </table:table-cell>
          <table:table-cell table:style-name="ce8" office:value-type="float" office:value="-0.43098616881" calcext:value-type="float">
            <text:p>-0.4309861688</text:p>
          </table:table-cell>
          <table:table-cell table:style-name="ce8" office:value-type="float" office:value="0.155965665178" calcext:value-type="float">
            <text:p>0.1559656652</text:p>
          </table:table-cell>
          <table:table-cell table:style-name="ce8" office:value-type="float" office:value="-0.0109536165024" calcext:value-type="float">
            <text:p>-0.0109536165</text:p>
          </table:table-cell>
          <table:table-cell table:style-name="ce8" office:value-type="float" office:value="-0.372549258166" calcext:value-type="float">
            <text:p>-0.3725492582</text:p>
          </table:table-cell>
          <table:table-cell table:style-name="ce8" office:value-type="float" office:value="0.441646380701" calcext:value-type="float">
            <text:p>0.4416463807</text:p>
          </table:table-cell>
          <table:table-cell table:style-name="ce8" office:value-type="float" office:value="-0.364706899227" calcext:value-type="float">
            <text:p>-0.3647068992</text:p>
          </table:table-cell>
          <table:table-cell table:style-name="ce8" office:value-type="float" office:value="-0.209823769949" calcext:value-type="float">
            <text:p>-0.2098237699</text:p>
          </table:table-cell>
          <table:table-cell table:style-name="ce8" office:value-type="float" office:value="1.09468232801" calcext:value-type="float">
            <text:p>1.094682328</text:p>
          </table:table-cell>
          <table:table-cell table:style-name="ce8" office:value-type="float" office:value="0.0631717901201" calcext:value-type="float">
            <text:p>0.0631717901</text:p>
          </table:table-cell>
          <table:table-cell table:style-name="ce8" office:value-type="float" office:value="-0.130471501112" calcext:value-type="float">
            <text:p>-0.1304715011</text:p>
          </table:table-cell>
          <table:table-cell table:style-name="ce8" office:value-type="float" office:value="-0.0802350847225" calcext:value-type="float">
            <text:p>-0.0802350847</text:p>
          </table:table-cell>
          <table:table-cell table:style-name="ce8" office:value-type="float" office:value="-0.0022874579886" calcext:value-type="float">
            <text:p>-0.002287458</text:p>
          </table:table-cell>
          <table:table-cell table:style-name="ce8" office:value-type="float" office:value="0.289661851905" calcext:value-type="float">
            <text:p>0.2896618519</text:p>
          </table:table-cell>
          <table:table-cell table:style-name="ce8" office:value-type="float" office:value="-0.0372198394941" calcext:value-type="float">
            <text:p>-0.0372198395</text:p>
          </table:table-cell>
          <table:table-cell table:style-name="ce8" office:value-type="float" office:value="-0.285696299547" calcext:value-type="float">
            <text:p>-0.2856962995</text:p>
          </table:table-cell>
          <table:table-cell table:style-name="ce8" office:value-type="float" office:value="0.162373303123" calcext:value-type="float">
            <text:p>0.1623733031</text:p>
          </table:table-cell>
          <table:table-cell table:style-name="ce8" office:value-type="float" office:value="-0.05394225584" calcext:value-type="float">
            <text:p>-0.0539422558</text:p>
          </table:table-cell>
          <table:table-cell table:style-name="ce8"/>
          <table:table-cell table:style-name="ce12"/>
          <table:table-cell table:number-columns-repeated="7"/>
        </table:table-row>
        <table:table-row table:style-name="ro1">
          <table:table-cell/>
          <table:table-cell table:style-name="ce5" table:formula="of:=[.B6]*[.B7]" office:value-type="float" office:value="-0.16833546075" calcext:value-type="float">
            <text:p>-0.1683354608</text:p>
          </table:table-cell>
          <table:table-cell table:style-name="ce5" table:formula="of:=[.C6]*[.C7]" office:value-type="float" office:value="0.00664930290608" calcext:value-type="float">
            <text:p>0.0066493029</text:p>
          </table:table-cell>
          <table:table-cell table:style-name="ce5" table:formula="of:=[.D6]*[.D7]" office:value-type="float" office:value="0.427382078568" calcext:value-type="float">
            <text:p>0.4273820786</text:p>
          </table:table-cell>
          <table:table-cell table:style-name="ce5" table:formula="of:=[.E6]*[.E7]" office:value-type="float" office:value="0.0712617502762" calcext:value-type="float">
            <text:p>0.0712617503</text:p>
          </table:table-cell>
          <table:table-cell table:style-name="ce5" table:formula="of:=[.F6]*[.F7]" office:value-type="float" office:value="-0.86197233762" calcext:value-type="float">
            <text:p>-0.8619723376</text:p>
          </table:table-cell>
          <table:table-cell table:style-name="ce5" table:formula="of:=[.G6]*[.G7]" office:value-type="float" office:value="0.467896995534" calcext:value-type="float">
            <text:p>0.4678969955</text:p>
          </table:table-cell>
          <table:table-cell table:style-name="ce5" table:formula="of:=[.H6]*[.H7]" office:value-type="float" office:value="-0.0109536165024" calcext:value-type="float">
            <text:p>-0.0109536165</text:p>
          </table:table-cell>
          <table:table-cell table:style-name="ce5" table:formula="of:=[.I6]*[.I7]" office:value-type="float" office:value="-0.372549258166" calcext:value-type="float">
            <text:p>-0.3725492582</text:p>
          </table:table-cell>
          <table:table-cell table:style-name="ce5" table:formula="of:=[.J6]*[.J7]" office:value-type="float" office:value="0.883292761402" calcext:value-type="float">
            <text:p>0.8832927614</text:p>
          </table:table-cell>
          <table:table-cell table:style-name="ce5" table:formula="of:=[.K6]*[.K7]" office:value-type="float" office:value="-0.364706899227" calcext:value-type="float">
            <text:p>-0.3647068992</text:p>
          </table:table-cell>
          <table:table-cell table:style-name="ce5" table:formula="of:=[.L6]*[.L7]" office:value-type="float" office:value="-0.209823769949" calcext:value-type="float">
            <text:p>-0.2098237699</text:p>
          </table:table-cell>
          <table:table-cell table:style-name="ce5" table:formula="of:=[.M6]*[.M7]" office:value-type="float" office:value="1.09468232801" calcext:value-type="float">
            <text:p>1.094682328</text:p>
          </table:table-cell>
          <table:table-cell table:style-name="ce5" table:formula="of:=[.N6]*[.N7]" office:value-type="float" office:value="0.0631717901201" calcext:value-type="float">
            <text:p>0.0631717901</text:p>
          </table:table-cell>
          <table:table-cell table:style-name="ce5" table:formula="of:=[.O6]*[.O7]" office:value-type="float" office:value="-0.130471501112" calcext:value-type="float">
            <text:p>-0.1304715011</text:p>
          </table:table-cell>
          <table:table-cell table:style-name="ce5" table:formula="of:=[.P6]*[.P7]" office:value-type="float" office:value="-0.0802350847225" calcext:value-type="float">
            <text:p>-0.0802350847</text:p>
          </table:table-cell>
          <table:table-cell table:style-name="ce5" table:formula="of:=[.Q6]*[.Q7]" office:value-type="float" office:value="-0.0022874579886" calcext:value-type="float">
            <text:p>-0.002287458</text:p>
          </table:table-cell>
          <table:table-cell table:style-name="ce5" table:formula="of:=[.R6]*[.R7]" office:value-type="float" office:value="0.57932370381" calcext:value-type="float">
            <text:p>0.5793237038</text:p>
          </table:table-cell>
          <table:table-cell table:style-name="ce5" table:formula="of:=[.S6]*[.S7]" office:value-type="float" office:value="-0.0372198394941" calcext:value-type="float">
            <text:p>-0.0372198395</text:p>
          </table:table-cell>
          <table:table-cell table:style-name="ce5" table:formula="of:=[.T6]*[.T7]" office:value-type="float" office:value="-0.285696299547" calcext:value-type="float">
            <text:p>-0.2856962995</text:p>
          </table:table-cell>
          <table:table-cell table:style-name="ce5" table:formula="of:=[.U6]*[.U7]" office:value-type="float" office:value="0.162373303123" calcext:value-type="float">
            <text:p>0.1623733031</text:p>
          </table:table-cell>
          <table:table-cell table:style-name="ce5" table:formula="of:=[.V6]*[.V7]" office:value-type="float" office:value="-0.05394225584" calcext:value-type="float">
            <text:p>-0.0539422558</text:p>
          </table:table-cell>
          <table:table-cell table:style-name="ce9"/>
          <table:table-cell table:style-name="ce13"/>
          <table:table-cell table:formula="of:=SUM([.B8:.V8])" office:value-type="float" office:value="1.17784023283078" calcext:value-type="float">
            <text:p>1.1778402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style-name="ce7" office:value-type="float" office:value="155" calcext:value-type="float">
            <text:p>155</text:p>
          </table:table-cell>
          <table:table-cell table:style-name="ce7" office:value-type="float" office:value="165" calcext:value-type="float">
            <text:p>165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float" office:value="226" calcext:value-type="float">
            <text:p>226</text:p>
          </table:table-cell>
          <table:table-cell table:style-name="ce7" office:value-type="float" office:value="243" calcext:value-type="float">
            <text:p>243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57" calcext:value-type="float">
            <text:p>257</text:p>
          </table:table-cell>
          <table:table-cell table:style-name="ce7" office:value-type="float" office:value="271" calcext:value-type="float">
            <text:p>271</text:p>
          </table:table-cell>
          <table:table-cell table:style-name="ce7" office:value-type="float" office:value="302" calcext:value-type="float">
            <text:p>302</text:p>
          </table:table-cell>
          <table:table-cell table:style-name="ce7" office:value-type="float" office:value="304" calcext:value-type="float">
            <text:p>304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331" calcext:value-type="float">
            <text:p>331</text:p>
          </table:table-cell>
          <table:table-cell table:style-name="ce7" office:value-type="float" office:value="341" calcext:value-type="float">
            <text:p>341</text:p>
          </table:table-cell>
          <table:table-cell table:style-name="ce7" office:value-type="float" office:value="346" calcext:value-type="float">
            <text:p>346</text:p>
          </table:table-cell>
          <table:table-cell table:style-name="ce7" office:value-type="float" office:value="350" calcext:value-type="float">
            <text:p>350</text:p>
          </table:table-cell>
          <table:table-cell table:style-name="ce7" table:number-columns-repeated="4"/>
          <table:table-cell table:number-columns-repeated="8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  <table:table-cell table:style-name="ce11"/>
          <table:table-cell table:number-columns-repeated="7"/>
        </table:table-row>
        <table:table-row table:style-name="ro1">
          <table:table-cell/>
          <table:table-cell table:style-name="ce3" office:value-type="float" office:value="-0.0836314553539" calcext:value-type="float">
            <text:p>-0.0836314554</text:p>
          </table:table-cell>
          <table:table-cell table:style-name="ce8" office:value-type="float" office:value="-0.0322173462536" calcext:value-type="float">
            <text:p>-0.0322173463</text:p>
          </table:table-cell>
          <table:table-cell table:style-name="ce8" office:value-type="float" office:value="-0.0844366374327" calcext:value-type="float">
            <text:p>-0.0844366374</text:p>
          </table:table-cell>
          <table:table-cell table:style-name="ce8" office:value-type="float" office:value="0.145944737477" calcext:value-type="float">
            <text:p>0.1459447375</text:p>
          </table:table-cell>
          <table:table-cell table:style-name="ce8" office:value-type="float" office:value="0.167887947151" calcext:value-type="float">
            <text:p>0.1678879472</text:p>
          </table:table-cell>
          <table:table-cell table:style-name="ce8" office:value-type="float" office:value="0.11613313324" calcext:value-type="float">
            <text:p>0.1161331332</text:p>
          </table:table-cell>
          <table:table-cell table:style-name="ce8" office:value-type="float" office:value="-0.213229825818" calcext:value-type="float">
            <text:p>-0.2132298258</text:p>
          </table:table-cell>
          <table:table-cell table:style-name="ce8" office:value-type="float" office:value="0.550027795038" calcext:value-type="float">
            <text:p>0.550027795</text:p>
          </table:table-cell>
          <table:table-cell table:style-name="ce8" office:value-type="float" office:value="0.437885456445" calcext:value-type="float">
            <text:p>0.4378854564</text:p>
          </table:table-cell>
          <table:table-cell table:style-name="ce8" office:value-type="float" office:value="-0.532136247112" calcext:value-type="float">
            <text:p>-0.5321362471</text:p>
          </table:table-cell>
          <table:table-cell table:style-name="ce8" office:value-type="float" office:value="-0.522135324877" calcext:value-type="float">
            <text:p>-0.5221353249</text:p>
          </table:table-cell>
          <table:table-cell table:style-name="ce8" office:value-type="float" office:value="0.129313941197" calcext:value-type="float">
            <text:p>0.1293139412</text:p>
          </table:table-cell>
          <table:table-cell table:style-name="ce8" office:value-type="float" office:value="0.0996443251072" calcext:value-type="float">
            <text:p>0.0996443251</text:p>
          </table:table-cell>
          <table:table-cell table:style-name="ce8" office:value-type="float" office:value="0.075070007082" calcext:value-type="float">
            <text:p>0.0750700071</text:p>
          </table:table-cell>
          <table:table-cell table:style-name="ce8" office:value-type="float" office:value="0.379419503755" calcext:value-type="float">
            <text:p>0.3794195038</text:p>
          </table:table-cell>
          <table:table-cell table:style-name="ce8" office:value-type="float" office:value="-0.153998181647" calcext:value-type="float">
            <text:p>-0.1539981816</text:p>
          </table:table-cell>
          <table:table-cell table:style-name="ce8" office:value-type="float" office:value="-0.577965658069" calcext:value-type="float">
            <text:p>-0.5779656581</text:p>
          </table:table-cell>
          <table:table-cell table:style-name="ce8" office:value-type="float" office:value="0.194192256603" calcext:value-type="float">
            <text:p>0.1941922566</text:p>
          </table:table-cell>
          <table:table-cell table:style-name="ce8" table:number-columns-repeated="4"/>
          <table:table-cell table:style-name="ce12"/>
          <table:table-cell table:number-columns-repeated="7"/>
        </table:table-row>
        <table:table-row table:style-name="ro1">
          <table:table-cell/>
          <table:table-cell table:style-name="ce5" table:formula="of:=[.B10]*[.B11]" office:value-type="float" office:value="-0.0836314553539" calcext:value-type="float">
            <text:p>-0.0836314554</text:p>
          </table:table-cell>
          <table:table-cell table:style-name="ce5" table:formula="of:=[.C10]*[.C11]" office:value-type="float" office:value="-0.0322173462536" calcext:value-type="float">
            <text:p>-0.0322173463</text:p>
          </table:table-cell>
          <table:table-cell table:style-name="ce5" table:formula="of:=[.D10]*[.D11]" office:value-type="float" office:value="-0.0844366374327" calcext:value-type="float">
            <text:p>-0.0844366374</text:p>
          </table:table-cell>
          <table:table-cell table:style-name="ce5" table:formula="of:=[.E10]*[.E11]" office:value-type="float" office:value="0.145944737477" calcext:value-type="float">
            <text:p>0.1459447375</text:p>
          </table:table-cell>
          <table:table-cell table:style-name="ce5" table:formula="of:=[.F10]*[.F11]" office:value-type="float" office:value="0.335775894302" calcext:value-type="float">
            <text:p>0.3357758943</text:p>
          </table:table-cell>
          <table:table-cell table:style-name="ce5" table:formula="of:=[.G10]*[.G11]" office:value-type="float" office:value="0.11613313324" calcext:value-type="float">
            <text:p>0.1161331332</text:p>
          </table:table-cell>
          <table:table-cell table:style-name="ce5" table:formula="of:=[.H10]*[.H11]" office:value-type="float" office:value="-0.213229825818" calcext:value-type="float">
            <text:p>-0.2132298258</text:p>
          </table:table-cell>
          <table:table-cell table:style-name="ce5" table:formula="of:=[.I10]*[.I11]" office:value-type="float" office:value="1.100055590076" calcext:value-type="float">
            <text:p>1.1000555901</text:p>
          </table:table-cell>
          <table:table-cell table:style-name="ce5" table:formula="of:=[.J10]*[.J11]" office:value-type="float" office:value="0.437885456445" calcext:value-type="float">
            <text:p>0.4378854564</text:p>
          </table:table-cell>
          <table:table-cell table:style-name="ce5" table:formula="of:=[.K10]*[.K11]" office:value-type="float" office:value="-0.532136247112" calcext:value-type="float">
            <text:p>-0.5321362471</text:p>
          </table:table-cell>
          <table:table-cell table:style-name="ce5" table:formula="of:=[.L10]*[.L11]" office:value-type="float" office:value="-0.522135324877" calcext:value-type="float">
            <text:p>-0.5221353249</text:p>
          </table:table-cell>
          <table:table-cell table:style-name="ce5" table:formula="of:=[.M10]*[.M11]" office:value-type="float" office:value="0.258627882394" calcext:value-type="float">
            <text:p>0.2586278824</text:p>
          </table:table-cell>
          <table:table-cell table:style-name="ce5" table:formula="of:=[.N10]*[.N11]" office:value-type="float" office:value="0.0996443251072" calcext:value-type="float">
            <text:p>0.0996443251</text:p>
          </table:table-cell>
          <table:table-cell table:style-name="ce5" table:formula="of:=[.O10]*[.O11]" office:value-type="float" office:value="0.075070007082" calcext:value-type="float">
            <text:p>0.0750700071</text:p>
          </table:table-cell>
          <table:table-cell table:style-name="ce5" table:formula="of:=[.P10]*[.P11]" office:value-type="float" office:value="0.379419503755" calcext:value-type="float">
            <text:p>0.3794195038</text:p>
          </table:table-cell>
          <table:table-cell table:style-name="ce5" table:formula="of:=[.Q10]*[.Q11]" office:value-type="float" office:value="-0.153998181647" calcext:value-type="float">
            <text:p>-0.1539981816</text:p>
          </table:table-cell>
          <table:table-cell table:style-name="ce5" table:formula="of:=[.R10]*[.R11]" office:value-type="float" office:value="-0.577965658069" calcext:value-type="float">
            <text:p>-0.5779656581</text:p>
          </table:table-cell>
          <table:table-cell table:style-name="ce5" table:formula="of:=[.S10]*[.S11]" office:value-type="float" office:value="0.194192256603" calcext:value-type="float">
            <text:p>0.1941922566</text:p>
          </table:table-cell>
          <table:table-cell table:style-name="ce9" table:number-columns-repeated="4"/>
          <table:table-cell table:style-name="ce13"/>
          <table:table-cell table:formula="of:=SUM([.B12:.S12])" office:value-type="float" office:value="0.942998109918" calcext:value-type="float">
            <text:p>0.9429981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table:style-name="ce7" office:value-type="float" office:value="374" calcext:value-type="float">
            <text:p>374</text:p>
          </table:table-cell>
          <table:table-cell table:style-name="ce7" office:value-type="float" office:value="421" calcext:value-type="float">
            <text:p>421</text:p>
          </table:table-cell>
          <table:table-cell table:style-name="ce7" office:value-type="float" office:value="424" calcext:value-type="float">
            <text:p>424</text:p>
          </table:table-cell>
          <table:table-cell table:style-name="ce7" office:value-type="float" office:value="490" calcext:value-type="float">
            <text:p>490</text:p>
          </table:table-cell>
          <table:table-cell table:style-name="ce7" office:value-type="float" office:value="594" calcext:value-type="float">
            <text:p>594</text:p>
          </table:table-cell>
          <table:table-cell table:style-name="ce7" office:value-type="float" office:value="611" calcext:value-type="float">
            <text:p>611</text:p>
          </table:table-cell>
          <table:table-cell table:style-name="ce7" office:value-type="float" office:value="671" calcext:value-type="float">
            <text:p>671</text:p>
          </table:table-cell>
          <table:table-cell table:style-name="ce7" office:value-type="float" office:value="723" calcext:value-type="float">
            <text:p>723</text:p>
          </table:table-cell>
          <table:table-cell table:style-name="ce7" office:value-type="float" office:value="937" calcext:value-type="float">
            <text:p>937</text:p>
          </table:table-cell>
          <table:table-cell table:style-name="ce7" office:value-type="float" office:value="947" calcext:value-type="float">
            <text:p>947</text:p>
          </table:table-cell>
          <table:table-cell table:style-name="ce7" office:value-type="float" office:value="1383" calcext:value-type="float">
            <text:p>1383</text:p>
          </table:table-cell>
          <table:table-cell table:style-name="ce7" office:value-type="float" office:value="1409" calcext:value-type="float">
            <text:p>1409</text:p>
          </table:table-cell>
          <table:table-cell table:style-name="ce7" office:value-type="float" office:value="1615" calcext:value-type="float">
            <text:p>1615</text:p>
          </table:table-cell>
          <table:table-cell table:style-name="ce7" office:value-type="float" office:value="1619" calcext:value-type="float">
            <text:p>1619</text:p>
          </table:table-cell>
          <table:table-cell table:style-name="ce7" office:value-type="float" office:value="1773" calcext:value-type="float">
            <text:p>1773</text:p>
          </table:table-cell>
          <table:table-cell table:style-name="ce7" office:value-type="float" office:value="1818" calcext:value-type="float">
            <text:p>1818</text:p>
          </table:table-cell>
          <table:table-cell table:style-name="ce7" table:number-columns-repeated="5"/>
          <table:table-cell table:number-columns-repeated="8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5"/>
          <table:table-cell table:style-name="ce11"/>
          <table:table-cell table:number-columns-repeated="7"/>
        </table:table-row>
        <table:table-row table:style-name="ro1">
          <table:table-cell/>
          <table:table-cell table:style-name="ce3" office:value-type="float" office:value="-0.709115582983" calcext:value-type="float">
            <text:p>-0.709115583</text:p>
          </table:table-cell>
          <table:table-cell table:style-name="ce8" office:value-type="float" office:value="0.147680359253" calcext:value-type="float">
            <text:p>0.1476803593</text:p>
          </table:table-cell>
          <table:table-cell table:style-name="ce8" office:value-type="float" office:value="-0.309520543169" calcext:value-type="float">
            <text:p>-0.3095205432</text:p>
          </table:table-cell>
          <table:table-cell table:style-name="ce8" office:value-type="float" office:value="-0.499408493758" calcext:value-type="float">
            <text:p>-0.4994084938</text:p>
          </table:table-cell>
          <table:table-cell table:style-name="ce8" office:value-type="float" office:value="0.223006398944" calcext:value-type="float">
            <text:p>0.2230063989</text:p>
          </table:table-cell>
          <table:table-cell table:style-name="ce8" office:value-type="float" office:value="-0.0632450514424" calcext:value-type="float">
            <text:p>-0.0632450514</text:p>
          </table:table-cell>
          <table:table-cell table:style-name="ce8" office:value-type="float" office:value="-0.467416957794" calcext:value-type="float">
            <text:p>-0.4674169578</text:p>
          </table:table-cell>
          <table:table-cell table:style-name="ce8" office:value-type="float" office:value="-0.0166309417205" calcext:value-type="float">
            <text:p>-0.0166309417</text:p>
          </table:table-cell>
          <table:table-cell table:style-name="ce8" office:value-type="float" office:value="-0.26868161315" calcext:value-type="float">
            <text:p>-0.2686816132</text:p>
          </table:table-cell>
          <table:table-cell table:style-name="ce8" office:value-type="float" office:value="-0.00255058217728" calcext:value-type="float">
            <text:p>-0.0025505822</text:p>
          </table:table-cell>
          <table:table-cell table:style-name="ce8" office:value-type="float" office:value="0.12162111435" calcext:value-type="float">
            <text:p>0.1216211144</text:p>
          </table:table-cell>
          <table:table-cell table:style-name="ce8" office:value-type="float" office:value="1.2583386891" calcext:value-type="float">
            <text:p>1.2583386891</text:p>
          </table:table-cell>
          <table:table-cell table:style-name="ce8" office:value-type="float" office:value="-0.28371981748" calcext:value-type="float">
            <text:p>-0.2837198175</text:p>
          </table:table-cell>
          <table:table-cell table:style-name="ce8" office:value-type="float" office:value="1.12307916056" calcext:value-type="float">
            <text:p>1.1230791606</text:p>
          </table:table-cell>
          <table:table-cell table:style-name="ce8" office:value-type="float" office:value="0.705494315858" calcext:value-type="float">
            <text:p>0.7054943159</text:p>
          </table:table-cell>
          <table:table-cell table:style-name="ce8" office:value-type="float" office:value="0.380518084745" calcext:value-type="float">
            <text:p>0.3805180847</text:p>
          </table:table-cell>
          <table:table-cell table:style-name="ce8" office:value-type="float" office:value="0.307955497893" calcext:value-type="float">
            <text:p>0.3079554979</text:p>
          </table:table-cell>
          <table:table-cell table:style-name="ce8" table:number-columns-repeated="5"/>
          <table:table-cell table:style-name="ce12"/>
          <table:table-cell table:number-columns-repeated="7"/>
        </table:table-row>
        <table:table-row table:style-name="ro1">
          <table:table-cell/>
          <table:table-cell table:style-name="ce5" table:formula="of:=[.B14]*[.B15]" office:value-type="float" office:value="-1.418231165966" calcext:value-type="float">
            <text:p>-1.418231166</text:p>
          </table:table-cell>
          <table:table-cell table:style-name="ce5" table:formula="of:=[.C14]*[.C15]" office:value-type="float" office:value="0.147680359253" calcext:value-type="float">
            <text:p>0.1476803593</text:p>
          </table:table-cell>
          <table:table-cell table:style-name="ce5" table:formula="of:=[.D14]*[.D15]" office:value-type="float" office:value="-0.309520543169" calcext:value-type="float">
            <text:p>-0.3095205432</text:p>
          </table:table-cell>
          <table:table-cell table:style-name="ce5" table:formula="of:=[.E14]*[.E15]" office:value-type="float" office:value="-0.499408493758" calcext:value-type="float">
            <text:p>-0.4994084938</text:p>
          </table:table-cell>
          <table:table-cell table:style-name="ce5" table:formula="of:=[.F14]*[.F15]" office:value-type="float" office:value="0.223006398944" calcext:value-type="float">
            <text:p>0.2230063989</text:p>
          </table:table-cell>
          <table:table-cell table:style-name="ce5" table:formula="of:=[.G14]*[.G15]" office:value-type="float" office:value="-0.0632450514424" calcext:value-type="float">
            <text:p>-0.0632450514</text:p>
          </table:table-cell>
          <table:table-cell table:style-name="ce5" table:formula="of:=[.H14]*[.H15]" office:value-type="float" office:value="-0.467416957794" calcext:value-type="float">
            <text:p>-0.4674169578</text:p>
          </table:table-cell>
          <table:table-cell table:style-name="ce5" table:formula="of:=[.I14]*[.I15]" office:value-type="float" office:value="-0.0166309417205" calcext:value-type="float">
            <text:p>-0.0166309417</text:p>
          </table:table-cell>
          <table:table-cell table:style-name="ce5" table:formula="of:=[.J14]*[.J15]" office:value-type="float" office:value="-0.26868161315" calcext:value-type="float">
            <text:p>-0.2686816132</text:p>
          </table:table-cell>
          <table:table-cell table:style-name="ce5" table:formula="of:=[.K14]*[.K15]" office:value-type="float" office:value="-0.00255058217728" calcext:value-type="float">
            <text:p>-0.0025505822</text:p>
          </table:table-cell>
          <table:table-cell table:style-name="ce5" table:formula="of:=[.L14]*[.L15]" office:value-type="float" office:value="0.12162111435" calcext:value-type="float">
            <text:p>0.1216211144</text:p>
          </table:table-cell>
          <table:table-cell table:style-name="ce5" table:formula="of:=[.M14]*[.M15]" office:value-type="float" office:value="1.2583386891" calcext:value-type="float">
            <text:p>1.2583386891</text:p>
          </table:table-cell>
          <table:table-cell table:style-name="ce5" table:formula="of:=[.N14]*[.N15]" office:value-type="float" office:value="-0.28371981748" calcext:value-type="float">
            <text:p>-0.2837198175</text:p>
          </table:table-cell>
          <table:table-cell table:style-name="ce5" table:formula="of:=[.O14]*[.O15]" office:value-type="float" office:value="1.12307916056" calcext:value-type="float">
            <text:p>1.1230791606</text:p>
          </table:table-cell>
          <table:table-cell table:style-name="ce5" table:formula="of:=[.P14]*[.P15]" office:value-type="float" office:value="0.705494315858" calcext:value-type="float">
            <text:p>0.7054943159</text:p>
          </table:table-cell>
          <table:table-cell table:style-name="ce5" table:formula="of:=[.Q14]*[.Q15]" office:value-type="float" office:value="0.380518084745" calcext:value-type="float">
            <text:p>0.3805180847</text:p>
          </table:table-cell>
          <table:table-cell table:style-name="ce5" table:formula="of:=[.R14]*[.R15]" office:value-type="float" office:value="0.307955497893" calcext:value-type="float">
            <text:p>0.3079554979</text:p>
          </table:table-cell>
          <table:table-cell table:style-name="ce9" table:number-columns-repeated="5"/>
          <table:table-cell table:style-name="ce13"/>
          <table:table-cell table:formula="of:=SUM([.B16:.R16])" office:value-type="float" office:value="0.938288454045819" calcext:value-type="float">
            <text:p>0.9382884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67" calcext:value-type="float">
            <text:p>1867</text:p>
          </table:table-cell>
          <table:table-cell table:style-name="ce7" office:value-type="float" office:value="1868" calcext:value-type="float">
            <text:p>1868</text:p>
          </table:table-cell>
          <table:table-cell table:style-name="ce7" office:value-type="float" office:value="2081" calcext:value-type="float">
            <text:p>2081</text:p>
          </table:table-cell>
          <table:table-cell table:style-name="ce7" office:value-type="float" office:value="2300" calcext:value-type="float">
            <text:p>2300</text:p>
          </table:table-cell>
          <table:table-cell table:style-name="ce7" office:value-type="float" office:value="2510" calcext:value-type="float">
            <text:p>2510</text:p>
          </table:table-cell>
          <table:table-cell table:style-name="ce7" office:value-type="float" office:value="2653" calcext:value-type="float">
            <text:p>2653</text:p>
          </table:table-cell>
          <table:table-cell table:style-name="ce7" office:value-type="float" office:value="2909" calcext:value-type="float">
            <text:p>2909</text:p>
          </table:table-cell>
          <table:table-cell table:style-name="ce7" office:value-type="float" office:value="2956" calcext:value-type="float">
            <text:p>2956</text:p>
          </table:table-cell>
          <table:table-cell table:style-name="ce7" office:value-type="float" office:value="2984" calcext:value-type="float">
            <text:p>2984</text:p>
          </table:table-cell>
          <table:table-cell table:style-name="ce7" office:value-type="float" office:value="3009" calcext:value-type="float">
            <text:p>3009</text:p>
          </table:table-cell>
          <table:table-cell table:style-name="ce7" office:value-type="float" office:value="5447" calcext:value-type="float">
            <text:p>5447</text:p>
          </table:table-cell>
          <table:table-cell table:style-name="ce7" office:value-type="float" office:value="7282" calcext:value-type="float">
            <text:p>7282</text:p>
          </table:table-cell>
          <table:table-cell table:style-name="ce7" office:value-type="float" office:value="9702" calcext:value-type="float">
            <text:p>9702</text:p>
          </table:table-cell>
          <table:table-cell table:style-name="ce7" office:value-type="float" office:value="12605" calcext:value-type="float">
            <text:p>12605</text:p>
          </table:table-cell>
          <table:table-cell table:style-name="ce7" office:value-type="float" office:value="12803" calcext:value-type="float">
            <text:p>12803</text:p>
          </table:table-cell>
          <table:table-cell table:style-name="ce7" office:value-type="float" office:value="13914" calcext:value-type="float">
            <text:p>13914</text:p>
          </table:table-cell>
          <table:table-cell table:style-name="ce7" office:value-type="float" office:value="14176" calcext:value-type="float">
            <text:p>14176</text:p>
          </table:table-cell>
          <table:table-cell table:style-name="ce7" office:value-type="float" office:value="15612" calcext:value-type="float">
            <text:p>15612</text:p>
          </table:table-cell>
          <table:table-cell table:style-name="ce7" office:value-type="float" office:value="26903" calcext:value-type="float">
            <text:p>26903</text:p>
          </table:table-cell>
          <table:table-cell table:style-name="ce7" table:number-columns-repeated="3"/>
          <table:table-cell table:number-columns-repeated="8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1"/>
          <table:table-cell table:number-columns-repeated="7"/>
        </table:table-row>
        <table:table-row table:style-name="ro1">
          <table:table-cell/>
          <table:table-cell table:style-name="ce3" office:value-type="float" office:value="-0.593593022542" calcext:value-type="float">
            <text:p>-0.5935930225</text:p>
          </table:table-cell>
          <table:table-cell table:style-name="ce8" office:value-type="float" office:value="0.130046177625" calcext:value-type="float">
            <text:p>0.1300461776</text:p>
          </table:table-cell>
          <table:table-cell table:style-name="ce8" office:value-type="float" office:value="0.0567981485238" calcext:value-type="float">
            <text:p>0.0567981485</text:p>
          </table:table-cell>
          <table:table-cell table:style-name="ce8" office:value-type="float" office:value="0.446206465337" calcext:value-type="float">
            <text:p>0.4462064653</text:p>
          </table:table-cell>
          <table:table-cell table:style-name="ce8" office:value-type="float" office:value="-0.0493416636513" calcext:value-type="float">
            <text:p>-0.0493416637</text:p>
          </table:table-cell>
          <table:table-cell table:style-name="ce8" office:value-type="float" office:value="-0.398729045458" calcext:value-type="float">
            <text:p>-0.3987290455</text:p>
          </table:table-cell>
          <table:table-cell table:style-name="ce8" office:value-type="float" office:value="0.805306294332" calcext:value-type="float">
            <text:p>0.8053062943</text:p>
          </table:table-cell>
          <table:table-cell table:style-name="ce8" office:value-type="float" office:value="-0.143137852563" calcext:value-type="float">
            <text:p>-0.1431378526</text:p>
          </table:table-cell>
          <table:table-cell table:style-name="ce8" office:value-type="float" office:value="0.365382284375" calcext:value-type="float">
            <text:p>0.3653822844</text:p>
          </table:table-cell>
          <table:table-cell table:style-name="ce8" office:value-type="float" office:value="0.0881115033979" calcext:value-type="float">
            <text:p>0.0881115034</text:p>
          </table:table-cell>
          <table:table-cell table:style-name="ce8" office:value-type="float" office:value="0.974003912781" calcext:value-type="float">
            <text:p>0.9740039128</text:p>
          </table:table-cell>
          <table:table-cell table:style-name="ce8" office:value-type="float" office:value="0.582035643417" calcext:value-type="float">
            <text:p>0.5820356434</text:p>
          </table:table-cell>
          <table:table-cell table:style-name="ce8" office:value-type="float" office:value="0.1655944102" calcext:value-type="float">
            <text:p>0.1655944102</text:p>
          </table:table-cell>
          <table:table-cell table:style-name="ce8" office:value-type="float" office:value="0.216369849219" calcext:value-type="float">
            <text:p>0.2163698492</text:p>
          </table:table-cell>
          <table:table-cell table:style-name="ce8" office:value-type="float" office:value="-0.109911521256" calcext:value-type="float">
            <text:p>-0.1099115213</text:p>
          </table:table-cell>
          <table:table-cell table:style-name="ce8" office:value-type="float" office:value="0.139347770278" calcext:value-type="float">
            <text:p>0.1393477703</text:p>
          </table:table-cell>
          <table:table-cell table:style-name="ce8" office:value-type="float" office:value="0.671205772746" calcext:value-type="float">
            <text:p>0.6712057727</text:p>
          </table:table-cell>
          <table:table-cell table:style-name="ce8" office:value-type="float" office:value="-0.497942329409" calcext:value-type="float">
            <text:p>-0.4979423294</text:p>
          </table:table-cell>
          <table:table-cell table:style-name="ce8" office:value-type="float" office:value="-0.270585140609" calcext:value-type="float">
            <text:p>-0.2705851406</text:p>
          </table:table-cell>
          <table:table-cell table:style-name="ce8" table:number-columns-repeated="3"/>
          <table:table-cell table:style-name="ce12"/>
          <table:table-cell table:number-columns-repeated="7"/>
        </table:table-row>
        <table:table-row table:style-name="ro1">
          <table:table-cell/>
          <table:table-cell table:style-name="ce6" table:formula="of:=[.B18]*[.B19]" office:value-type="float" office:value="-0.593593022542" calcext:value-type="float">
            <text:p>-0.5935930225</text:p>
          </table:table-cell>
          <table:table-cell table:style-name="ce6" table:formula="of:=[.C18]*[.C19]" office:value-type="float" office:value="0.130046177625" calcext:value-type="float">
            <text:p>0.1300461776</text:p>
          </table:table-cell>
          <table:table-cell table:style-name="ce6" table:formula="of:=[.D18]*[.D19]" office:value-type="float" office:value="0.0567981485238" calcext:value-type="float">
            <text:p>0.0567981485</text:p>
          </table:table-cell>
          <table:table-cell table:style-name="ce6" table:formula="of:=[.E18]*[.E19]" office:value-type="float" office:value="0.446206465337" calcext:value-type="float">
            <text:p>0.4462064653</text:p>
          </table:table-cell>
          <table:table-cell table:style-name="ce6" table:formula="of:=[.F18]*[.F19]" office:value-type="float" office:value="-0.0493416636513" calcext:value-type="float">
            <text:p>-0.0493416637</text:p>
          </table:table-cell>
          <table:table-cell table:style-name="ce6" table:formula="of:=[.G18]*[.G19]" office:value-type="float" office:value="-0.398729045458" calcext:value-type="float">
            <text:p>-0.3987290455</text:p>
          </table:table-cell>
          <table:table-cell table:style-name="ce6" table:formula="of:=[.H18]*[.H19]" office:value-type="float" office:value="0.805306294332" calcext:value-type="float">
            <text:p>0.8053062943</text:p>
          </table:table-cell>
          <table:table-cell table:style-name="ce6" table:formula="of:=[.I18]*[.I19]" office:value-type="float" office:value="-0.143137852563" calcext:value-type="float">
            <text:p>-0.1431378526</text:p>
          </table:table-cell>
          <table:table-cell table:style-name="ce6" table:formula="of:=[.J18]*[.J19]" office:value-type="float" office:value="0.365382284375" calcext:value-type="float">
            <text:p>0.3653822844</text:p>
          </table:table-cell>
          <table:table-cell table:style-name="ce6" table:formula="of:=[.K18]*[.K19]" office:value-type="float" office:value="0.0881115033979" calcext:value-type="float">
            <text:p>0.0881115034</text:p>
          </table:table-cell>
          <table:table-cell table:style-name="ce6" table:formula="of:=[.L18]*[.L19]" office:value-type="float" office:value="0.974003912781" calcext:value-type="float">
            <text:p>0.9740039128</text:p>
          </table:table-cell>
          <table:table-cell table:style-name="ce6" table:formula="of:=[.M18]*[.M19]" office:value-type="float" office:value="0.582035643417" calcext:value-type="float">
            <text:p>0.5820356434</text:p>
          </table:table-cell>
          <table:table-cell table:style-name="ce6" table:formula="of:=[.N18]*[.N19]" office:value-type="float" office:value="0.1655944102" calcext:value-type="float">
            <text:p>0.1655944102</text:p>
          </table:table-cell>
          <table:table-cell table:style-name="ce6" table:formula="of:=[.O18]*[.O19]" office:value-type="float" office:value="0.216369849219" calcext:value-type="float">
            <text:p>0.2163698492</text:p>
          </table:table-cell>
          <table:table-cell table:style-name="ce6" table:formula="of:=[.P18]*[.P19]" office:value-type="float" office:value="-0.109911521256" calcext:value-type="float">
            <text:p>-0.1099115213</text:p>
          </table:table-cell>
          <table:table-cell table:style-name="ce6" table:formula="of:=[.Q18]*[.Q19]" office:value-type="float" office:value="0.139347770278" calcext:value-type="float">
            <text:p>0.1393477703</text:p>
          </table:table-cell>
          <table:table-cell table:style-name="ce6" table:formula="of:=[.R18]*[.R19]" office:value-type="float" office:value="0.671205772746" calcext:value-type="float">
            <text:p>0.6712057727</text:p>
          </table:table-cell>
          <table:table-cell table:style-name="ce6" table:formula="of:=[.S18]*[.S19]" office:value-type="float" office:value="-0.995884658818" calcext:value-type="float">
            <text:p>-0.9958846588</text:p>
          </table:table-cell>
          <table:table-cell table:style-name="ce6" table:formula="of:=[.T18]*[.T19]" office:value-type="float" office:value="-0.270585140609" calcext:value-type="float">
            <text:p>-0.2705851406</text:p>
          </table:table-cell>
          <table:table-cell table:style-name="ce6" table:number-columns-repeated="4"/>
          <table:table-cell table:formula="of:=SUM([.B20:.T20])" office:value-type="float" office:value="2.0792253273344" calcext:value-type="float">
            <text:p>2.0792253273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21"/>
          <table:table-cell table:style-name="Default"/>
          <table:table-cell table:formula="of:=SUM([.Y4:.Y20])" office:value-type="float" office:value="2.75068586280838" calcext:value-type="float">
            <text:p>2.750685862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0T18:33:15.985590089</meta:creation-date>
    <dc:date>2015-10-10T22:19:45.146927790</dc:date>
    <meta:editing-duration>PT3H33M48S</meta:editing-duration>
    <meta:editing-cycles>3</meta:editing-cycles>
    <meta:generator>LibreOffice/4.2.8.2$Linux_X86_64 LibreOffice_project/420m0$Build-2</meta:generator>
    <meta:document-statistic meta:table-count="1" meta:cell-count="399" meta:object-count="0"/>
  </office:meta>
</office:document-meta>
</file>